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618in"/>
    </style:style>
    <style:style style:name="co4" style:family="table-column">
      <style:table-column-properties fo:break-before="auto" style:column-width="0.6366in"/>
    </style:style>
    <style:style style:name="co5" style:family="table-column">
      <style:table-column-properties fo:break-before="auto" style:column-width="0.17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ONE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center"/>
    </style:style>
    <style:style style:name="ce6" style:family="table-cell" style:parent-style-name="NOT_20_NEEDED">
      <style:table-cell-properties style:text-align-source="fix" style:repeat-content="false"/>
      <style:paragraph-properties fo:text-align="center"/>
    </style:style>
    <style:style style:name="ce7" style:family="table-cell" style:parent-style-name="DONE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_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3">
          <table:table-cell table:style-name="ce1" office:value-type="string">
            <text:p>ORIGINAL FIL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ONVERTED</text:p>
          </table:table-cell>
          <table:table-cell table:style-name="ce1" office:value-type="string">
            <text:p>NOTES</text:p>
          </table:table-cell>
        </table:table-row>
        <table:table-row table:style-name="ro3">
          <table:table-cell office:value-type="string">
            <text:p>addPI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ai2mif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axisLabel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bilogplo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bplogsmooth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bquantize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bunquantize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alculateQ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alculate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alculate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ancelPZ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hangeFig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irc_smooth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lans5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lans6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lan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ontent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db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bp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bv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elay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designHBF6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HBF7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LCBP6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LCB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ocument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sclans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sclansObj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sdemo1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2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3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4fig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4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table:style-name="ce2" office:value-type="string">
            <text:p>dsdemo4.mat</text:p>
          </table:table-cell>
          <table:table-cell table:style-name="ce2" office:value-type="string">
            <text:p>MAT-file</text:p>
          </table:table-cell>
          <table:table-cell table:style-name="ce5"/>
          <table:table-cell table:style-name="ce2" office:value-type="string">
            <text:p>binary</text:p>
          </table:table-cell>
        </table:table-row>
        <table:table-row table:style-name="ro3">
          <table:table-cell office:value-type="string">
            <text:p>dsdemo5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6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7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8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example1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office:value-type="string">
            <text:p>dsexample2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office:value-type="string">
            <text:p>dsexample3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office:value-type="string">
            <text:p>dsexample4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table:style-name="DONE" office:value-type="string">
            <text:p>ds_f1f2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s_freq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s_hann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ds_optzero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ds_quantiz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ds_synNTFobj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ce2" office:value-type="string">
            <text:p>DSToolbox.pdf</text:p>
          </table:table-cell>
          <table:table-cell table:style-name="ce2" office:value-type="string">
            <text:p>pdf</text:p>
          </table:table-cell>
          <table:table-cell table:style-name="ce5"/>
          <table:table-cell table:style-name="ce2" office:value-type="string">
            <text:p>doc</text:p>
          </table:table-cell>
        </table:table-row>
        <table:table-row table:style-name="ro3">
          <table:table-cell office:value-type="string">
            <text:p>ESLselec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F0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F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Mixed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evalRPoly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evalTF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evalTF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xample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igureMagic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indPattern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lattenStruct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flattenStruc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respF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resp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impL1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infnor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l1nor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Obj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Obj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optparam2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param2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plot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ogsmooth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ollipo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Cto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Qto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RtoQ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od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od2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nabsH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ce2" office:value-type="string">
            <text:p>OnePageStory.pdf</text:p>
          </table:table-cell>
          <table:table-cell table:style-name="ce2" office:value-type="string">
            <text:p>pdf</text:p>
          </table:table-cell>
          <table:table-cell table:style-name="ce5"/>
          <table:table-cell table:style-name="ce2" office:value-type="string">
            <text:p>doc</text:p>
          </table:table-cell>
        </table:table-row>
        <table:table-row table:style-name="ro3">
          <table:table-cell table:style-name="DONE" office:value-type="string">
            <text:p>padb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padl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padr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padt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partition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eak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lotExampleSpectru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lotPZ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lotSpectru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lotUsage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osInvSet/dotplo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cu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expand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isPlo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istes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map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split2d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edgeplo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find2dPIS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findPIS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hull2d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leftof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outconvex2d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outsideConvex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polyplo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qhull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sgn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uvar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table:style-name="NOT_20_NEEDED" office:value-type="string">
            <text:p>PosInvSet/qhull/COPYING.txt</text:p>
          </table:table-cell>
          <table:table-cell table:style-name="NOT_20_NEEDED" office:value-type="string">
            <text:p>Text</text:p>
          </table:table-cell>
          <table:table-cell table:style-name="ce6"/>
          <table:table-cell table:style-name="NOT_20_NEEDED" office:value-type="string">
            <text:p>qhull licence</text:p>
          </table:table-cell>
        </table:table-row>
        <table:table-row table:style-name="ro3">
          <table:table-cell office:value-type="string">
            <text:p>PosInvSet/qhull/geom2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geom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geom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global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io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io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akefile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m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m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rge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rge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x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table:style-name="NOT_20_NEEDED" office:value-type="string">
            <text:p>PosInvSet/qhull/MEXChanges.txt</text:p>
          </table:table-cell>
          <table:table-cell table:style-name="NOT_20_NEEDED" office:value-type="string">
            <text:p>Text</text:p>
          </table:table-cell>
          <table:table-cell table:style-name="ce6"/>
          <table:table-cell table:style-name="NOT_20_NEEDED" office:value-type="string">
            <text:p>qhull</text:p>
          </table:table-cell>
        </table:table-row>
        <table:table-row table:style-name="ro3">
          <table:table-cell office:value-type="string">
            <text:p>PosInvSet/qhull/poly2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poly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poly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qhull_a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qhull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qhull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set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set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stat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stat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unix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user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redict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rintmi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puls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realizeNTF_c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realize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realizeQ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rmsGain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rm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scale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electQES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DSM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simulateDS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ESL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simulateES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QDS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QES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Q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sinc_decimat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SIunit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stuff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Chebyshev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NTF0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NTF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Q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thermometer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undb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undbp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undbv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zinc.m</text:p>
          </table:table-cell>
          <table:table-cell table:style-name="DONE" office:value-type="string">
            <text:p>M-file</text:p>
          </table:table-cell>
          <table:table-cell table:style-name="ce7" office:value-type="string">
            <text:p>x</text:p>
          </table:table-cell>
          <table:table-cell table:style-name="DONE"/>
        </table:table-row>
        <table:table-row table:style-name="ro3"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>
            <text:p>COMPLETED</text:p>
          </table:table-cell>
          <table:table-cell table:formula="of:=+ROUND(COUNTA([.C2:.C169]; &quot;='x'&quot;)/COUNTA([.B2:.B169]; &quot;='M-files'&quot;)*100; 2)" office:value-type="float" office:value="15.98">
            <text:p>15.98</text:p>
          </table:table-cell>
          <table:table-cell table:style-name="Default" office:value-type="string">
            <text:p>%</text:p>
          </table:table-cell>
          <table:table-cell/>
        </table:table-row>
      </table:table>
      <table:table table:name="Sheet1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94bd5e"/>
    </style:style>
    <style:style style:name="NOT_20_DONE" style:display-name="NOT DONE" style:family="table-cell" style:parent-style-name="Default">
      <style:table-cell-properties fo:background-color="#b84747"/>
    </style:style>
    <style:style style:name="NOT_20_NEEDED" style:display-name="NOT NEEDED" style:family="table-cell" style:parent-style-name="Default">
      <style:table-cell-properties fo:background-color="#e6e6e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venturi </meta:initial-creator>
    <meta:creation-date>2013-10-02T16:51:27</meta:creation-date>
    <dc:date>2013-10-14T16:39:37</dc:date>
    <dc:creator>gventuri </dc:creator>
    <meta:editing-duration>P5DT21H27M22S</meta:editing-duration>
    <meta:editing-cycles>10</meta:editing-cycles>
    <meta:generator>LibreOffice/3.5$Linux_x86 LibreOffice_project/350m1$Build-2</meta:generator>
    <meta:document-statistic meta:table-count="4" meta:cell-count="429" meta:object-count="0"/>
  </office:meta>
</office:document-meta>
</file>